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7593c" officeooo:paragraph-rsid="00094e6a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94e6a" officeooo:paragraph-rsid="00094e6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7593c" officeooo:paragraph-rsid="0007593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bold" officeooo:rsid="00094e6a" officeooo:paragraph-rsid="00094e6a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07e05f" officeooo:paragraph-rsid="0007e05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8pt" style:text-underline-style="none" fo:font-weight="bold" officeooo:rsid="0007593c" officeooo:paragraph-rsid="0007593c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text-underline-style="none" fo:font-weight="bold" officeooo:rsid="0007e05f" officeooo:paragraph-rsid="0007e05f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none" fo:font-weight="bold" officeooo:rsid="00094e6a" officeooo:paragraph-rsid="00094e6a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none" fo:font-weight="bold" officeooo:rsid="000ad6f9" officeooo:paragraph-rsid="000ad6f9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style:text-underline-style="none" fo:font-weight="normal" officeooo:rsid="0007593c" officeooo:paragraph-rsid="0007593c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07e05f" officeooo:paragraph-rsid="0007593c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normal" officeooo:rsid="0007e05f" officeooo:paragraph-rsid="0007e05f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8pt" style:text-underline-style="none" fo:font-weight="normal" officeooo:rsid="00094e6a" officeooo:paragraph-rsid="00094e6a" style:font-size-asian="18pt" style:font-weight-asian="normal" style:font-size-complex="18pt" style:font-weight-complex="normal"/>
    </style:style>
    <style:style style:name="P14" style:family="paragraph" style:parent-style-name="Standard">
      <style:text-properties fo:font-size="18pt" style:text-underline-style="solid" style:text-underline-width="auto" style:text-underline-color="font-color" fo:font-weight="bold" officeooo:rsid="0007593c" officeooo:paragraph-rsid="00094e6a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20pt" style:text-underline-style="solid" style:text-underline-width="auto" style:text-underline-color="font-color" fo:font-weight="bold" officeooo:rsid="0007593c" officeooo:paragraph-rsid="00094e6a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18pt" style:text-underline-style="none" fo:font-weight="normal" officeooo:rsid="0007e05f" officeooo:paragraph-rsid="0007593c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e05f" style:font-weight-asian="normal" style:font-weight-complex="normal"/>
    </style:style>
    <style:style style:name="T3" style:family="text">
      <style:text-properties fo:font-weight="normal" officeooo:rsid="000ad6f9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officeooo:rsid="0007e05f" style:font-weight-asian="normal" style:font-weight-complex="normal"/>
    </style:style>
    <style:style style:name="T6" style:family="text">
      <style:text-properties officeooo:rsid="00094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/>
      <text:p text:style-name="P15">ASSIGNMENT <text:s/>- <text:span text:style-name="T6">3</text:span></text:p>
      <text:p text:style-name="P14"/>
      <text:p text:style-name="P8">Que-1 Does ANSI recognise the data type DATE?</text:p>
      <text:p text:style-name="P8">Ans- <text:span text:style-name="T3">No, ANSI doesn’t recognize the DATE datatype. ANSI only recognize CHAR &amp; NUMBER Datatypes.</text:span></text:p>
      <text:p text:style-name="P13"/>
      <text:p text:style-name="P8">Que-2 Which subdivision of SQL is used to insert values in table? </text:p>
      <text:p text:style-name="P9">Ans- <text:span text:style-name="T1">Data manipulation language is a subdivision used to insert values in tables. INSERT statement in DML is used to insert the data.</text:span></text:p>
      <text:p text:style-name="P1"/>
      <text:p text:style-name="P2"/>
      <text:p text:style-name="P1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46:28.145004910</meta:creation-date>
    <dc:date>2023-09-12T17:06:32.337501966</dc:date>
    <meta:editing-duration>PT9M51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5" meta:word-count="61" meta:character-count="354" meta:non-whitespace-character-count="296"/>
  </office:meta>
</office:document-meta>
</file>